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 IGBT gate driver calculator see doc for formula:</text:p>
          </table:table-cell>
          <table:table-cell table:number-columns-repeated="3"/>
          <table:table-cell office:value-type="string" calcext:value-type="string">
            <text:p>tidu355a.pd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://www.ti.com/lit/ug/tidu355a/tidu355a.pdf" xlink:type="simple">http://www.ti.com/lit/ug/tidu355a/tidu355a.pdf</text:a>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P-Driver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g</text:p>
          </table:table-cell>
          <table:table-cell table:formula="of:=0.00000185" office:value-type="float" office:value="0.00000185" calcext:value-type="float">
            <text:p>1.85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v</text:p>
          </table:table-cell>
          <table:table-cell table:formula="of:=8+1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8]*[.B9]*[.B10]" office:value-type="float" office:value="0.63825" calcext:value-type="float">
            <text:p>0.63825</text:p>
          </table:table-cell>
          <table:table-cell table:style-name="ce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_ge</text:p>
          </table:table-cell>
          <table:table-cell office:value-type="float" office:value="0.00000002" calcext:value-type="float">
            <text:p>2E-08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13]*[.B9]*[.B10]*[.B10]" office:value-type="float" office:value="0.1587" calcext:value-type="float">
            <text:p>0.1587</text:p>
          </table:table-cell>
          <table:table-cell table:style-name="ce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table:formula="of:=[.B14]+[.B11]+[.B6]" office:value-type="float" office:value="1.39695" calcext:value-type="float">
            <text:p>1.39695</text:p>
          </table:table-cell>
          <table:table-cell table:style-name="ce3" office:value-type="string" calcext:value-type="string">
            <text:p>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00-00-00</text:date>, <text:time style:data-style-name="N2" text:time-value="01:30:08.993112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9:16:34.207919968</meta:creation-date>
    <dc:date>2017-12-13T01:30:16.897602986</dc:date>
    <meta:editing-duration>PT8M24S</meta:editing-duration>
    <meta:editing-cycles>4</meta:editing-cycles>
    <meta:generator>LibreOffice/5.4.2.2$Linux_X86_64 LibreOffice_project/40m0$Build-2</meta:generator>
    <meta:document-statistic meta:table-count="1" meta:cell-count="21" meta:object-count="0"/>
  </office:meta>
</office:document-meta>
</file>